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4.877cm" fo:min-width="15.132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objectwithoutfill">
      <style:graphic-properties svg:stroke-color="#000000" draw:fill="none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1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02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.428cm"/>
      <style:paragraph-properties style:writing-mode="lr-tb"/>
    </style:style>
    <style:style style:name="gr9" style:family="graphic" style:parent-style-name="objectwithoutfill">
      <style:graphic-properties svg:stroke-width="0.212cm" svg:stroke-color="#0000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10" style:family="graphic" style:parent-style-name="objectwithoutfill">
      <style:graphic-properties svg:stroke-width="0.212cm" svg:stroke-color="#000000" draw:marker-start-width="0.517cm" draw:marker-end-width="0.517cm" draw:fill="none" draw:textarea-vertical-align="middle" fo:padding-top="0.23cm" fo:padding-bottom="0.23cm" fo:padding-left="0.355cm" fo:padding-right="0.3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17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1pt" style:font-size-asian="15pt" style:font-size-complex="15pt"/>
    </style:style>
    <style:style style:name="P3" style:family="paragraph">
      <loext:graphic-properties draw:fill="none" draw:fill-color="#ffffff"/>
      <style:text-properties fo:font-size="11pt" style:font-size-asian="15pt" style:font-size-complex="15pt"/>
    </style:style>
    <style:style style:name="P4" style:family="paragraph">
      <style:text-properties fo:font-size="11pt"/>
    </style:style>
    <style:style style:name="P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5pt"/>
    </style:style>
    <style:style style:name="P7" style:family="paragraph">
      <loext:graphic-properties draw:fill="none" draw:fill-color="#ffffff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text-properties fo:font-size="15pt"/>
    </style:style>
    <style:style style:name="T1" style:family="text">
      <style:text-properties style:font-size-asian="15pt" style:font-size-complex="15pt"/>
    </style:style>
    <style:style style:name="T2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632cm" svg:height="5.127cm" svg:x="3.783cm" svg:y="13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808cm" svg:y1="13.388cm" svg:x2="4.808cm" svg:y2="18.514cm">
          <text:p/>
        </draw:line>
        <draw:line draw:style-name="gr2" draw:text-style-name="P1" draw:layer="layout" svg:x1="5.858cm" svg:y1="13.388cm" svg:x2="5.834cm" svg:y2="18.514cm">
          <text:p/>
        </draw:line>
        <draw:line draw:style-name="gr2" draw:text-style-name="P1" draw:layer="layout" svg:x1="6.827cm" svg:y1="13.388cm" svg:x2="6.859cm" svg:y2="18.514cm">
          <text:p/>
        </draw:line>
        <draw:line draw:style-name="gr2" draw:text-style-name="P1" draw:layer="layout" svg:x1="7.876cm" svg:y1="13.388cm" svg:x2="7.884cm" svg:y2="18.514cm">
          <text:p/>
        </draw:line>
        <draw:line draw:style-name="gr2" draw:text-style-name="P1" draw:layer="layout" svg:x1="8.925cm" svg:y1="13.388cm" svg:x2="8.909cm" svg:y2="18.514cm">
          <text:p/>
        </draw:line>
        <draw:line draw:style-name="gr2" draw:text-style-name="P1" draw:layer="layout" svg:x1="9.894cm" svg:y1="13.388cm" svg:x2="9.934cm" svg:y2="18.514cm">
          <text:p/>
        </draw:line>
        <draw:line draw:style-name="gr2" draw:text-style-name="P1" draw:layer="layout" svg:x1="10.944cm" svg:y1="13.388cm" svg:x2="10.96cm" svg:y2="18.514cm">
          <text:p/>
        </draw:line>
        <draw:line draw:style-name="gr2" draw:text-style-name="P1" draw:layer="layout" svg:x1="11.993cm" svg:y1="13.388cm" svg:x2="11.985cm" svg:y2="18.514cm">
          <text:p/>
        </draw:line>
        <draw:line draw:style-name="gr2" draw:text-style-name="P1" draw:layer="layout" svg:x1="13.042cm" svg:y1="13.388cm" svg:x2="13.01cm" svg:y2="18.514cm">
          <text:p/>
        </draw:line>
        <draw:line draw:style-name="gr2" draw:text-style-name="P1" draw:layer="layout" svg:x1="14.011cm" svg:y1="13.388cm" svg:x2="14.035cm" svg:y2="18.514cm">
          <text:p/>
        </draw:line>
        <draw:line draw:style-name="gr2" draw:text-style-name="P1" draw:layer="layout" svg:x1="15.061cm" svg:y1="13.388cm" svg:x2="15.061cm" svg:y2="18.514cm">
          <text:p/>
        </draw:line>
        <draw:line draw:style-name="gr2" draw:text-style-name="P1" draw:layer="layout" svg:x1="2.758cm" svg:y1="14.414cm" svg:x2="19.415cm" svg:y2="14.335cm">
          <text:p/>
        </draw:line>
        <draw:line draw:style-name="gr3" draw:text-style-name="P1" draw:layer="layout" svg:x1="3.783cm" svg:y1="15.463cm" svg:x2="16.086cm" svg:y2="15.463cm">
          <text:p/>
        </draw:line>
        <draw:line draw:style-name="gr2" draw:text-style-name="P1" draw:layer="layout" svg:x1="2.758cm" svg:y1="15.439cm" svg:x2="19.415cm" svg:y2="15.468cm">
          <text:p/>
        </draw:line>
        <draw:line draw:style-name="gr2" draw:text-style-name="P1" draw:layer="layout" svg:x1="2.758cm" svg:y1="16.464cm" svg:x2="19.415cm" svg:y2="16.425cm">
          <text:p/>
        </draw:line>
        <draw:line draw:style-name="gr2" draw:text-style-name="P1" draw:layer="layout" svg:x1="2.758cm" svg:y1="17.489cm" svg:x2="19.415cm" svg:y2="17.48cm">
          <text:p/>
        </draw:line>
        <draw:line draw:style-name="gr2" draw:text-style-name="P1" draw:layer="layout" svg:x1="2.758cm" svg:y1="18.515cm" svg:x2="3.783cm" svg:y2="18.515cm">
          <text:p/>
        </draw:line>
        <draw:frame draw:style-name="gr4" draw:text-style-name="P3" draw:layer="layout" svg:width="1.025cm" svg:height="0.77cm" svg:x="2.758cm" svg:y="13.644cm">
          <draw:text-box>
            <text:p text:style-name="P2"><text:span text:style-name="T1">H1</text:span></text:p>
          </draw:text-box>
        </draw:frame>
        <draw:frame draw:style-name="gr5" draw:text-style-name="P3" draw:layer="layout" svg:width="1.025cm" svg:height="0.769cm" svg:x="2.758cm" svg:y="14.614cm">
          <draw:text-box>
            <text:p text:style-name="P2"><text:span text:style-name="T1">H2</text:span></text:p>
          </draw:text-box>
        </draw:frame>
        <draw:frame draw:style-name="gr6" draw:text-style-name="P3" draw:layer="layout" svg:width="1.025cm" svg:height="1.152cm" svg:x="2.758cm" svg:y="15.663cm">
          <draw:text-box>
            <text:p text:style-name="P2"><text:span text:style-name="T1">H3</text:span></text:p>
            <text:p text:style-name="P2"><text:span text:style-name="T1"/></text:p>
          </draw:text-box>
        </draw:frame>
        <draw:frame draw:style-name="gr5" draw:text-style-name="P3" draw:layer="layout" svg:width="1.025cm" svg:height="0.769cm" svg:x="2.758cm" svg:y="16.713cm">
          <draw:text-box>
            <text:p text:style-name="P2"><text:span text:style-name="T1">H1</text:span></text:p>
          </draw:text-box>
        </draw:frame>
        <draw:frame draw:style-name="gr4" draw:text-style-name="P3" draw:layer="layout" svg:width="1.025cm" svg:height="0.77cm" svg:x="2.758cm" svg:y="17.681cm">
          <draw:text-box>
            <text:p text:style-name="P2"><text:span text:style-name="T1">H2</text:span></text:p>
          </draw:text-box>
        </draw:frame>
        <draw:line draw:style-name="gr7" draw:text-style-name="P1" draw:layer="layout" svg:x1="2.663cm" svg:y1="16.207cm" svg:x2="2.407cm" svg:y2="16.207cm">
          <text:p/>
        </draw:line>
        <draw:line draw:style-name="gr7" draw:text-style-name="P1" draw:layer="layout" svg:x1="2.664cm" svg:y1="13.382cm" svg:x2="2.408cm" svg:y2="13.382cm">
          <text:p/>
        </draw:line>
        <draw:line draw:style-name="gr7" draw:text-style-name="P1" draw:layer="layout" svg:x1="2.407cm" svg:y1="16.207cm" svg:x2="2.407cm" svg:y2="13.388cm">
          <text:p/>
        </draw:line>
        <draw:frame draw:style-name="gr8" draw:text-style-name="P3" draw:layer="layout" svg:width="1.27cm" svg:height="1.115cm" svg:x="1.317cm" svg:y="14.505cm">
          <draw:text-box>
            <text:p text:style-name="P4"><text:span text:style-name="T1">P1</text:span></text:p>
          </draw:text-box>
        </draw:frame>
        <draw:frame draw:style-name="gr8" draw:text-style-name="P3" draw:layer="layout" svg:width="1.27cm" svg:height="1.115cm" svg:x="1.317cm" svg:y="17.17cm">
          <draw:text-box>
            <text:p text:style-name="P4"><text:span text:style-name="T1">P2</text:span></text:p>
          </draw:text-box>
        </draw:frame>
        <draw:line draw:style-name="gr7" draw:text-style-name="P1" draw:layer="layout" svg:x1="2.663cm" svg:y1="18.226cm" svg:x2="2.407cm" svg:y2="18.226cm">
          <text:p/>
        </draw:line>
        <draw:line draw:style-name="gr7" draw:text-style-name="P1" draw:layer="layout" svg:x1="2.664cm" svg:y1="16.773cm" svg:x2="2.408cm" svg:y2="16.773cm">
          <text:p/>
        </draw:line>
        <draw:line draw:style-name="gr7" draw:text-style-name="P1" draw:layer="layout" svg:x1="2.407cm" svg:y1="18.258cm" svg:x2="2.407cm" svg:y2="16.779cm">
          <text:p/>
        </draw:line>
        <draw:line draw:style-name="gr9" draw:text-style-name="P1" draw:layer="layout" svg:x1="3.782cm" svg:y1="14.318cm" svg:x2="4.808cm" svg:y2="14.318cm">
          <text:p/>
        </draw:line>
        <draw:line draw:style-name="gr9" draw:text-style-name="P1" draw:layer="layout" svg:x1="4.833cm" svg:y1="15.368cm" svg:x2="5.859cm" svg:y2="15.368cm">
          <text:p/>
        </draw:line>
        <draw:line draw:style-name="gr9" draw:text-style-name="P1" draw:layer="layout" svg:x1="5.802cm" svg:y1="16.337cm" svg:x2="6.828cm" svg:y2="16.337cm">
          <text:p/>
        </draw:line>
        <draw:line draw:style-name="gr9" draw:text-style-name="P1" draw:layer="layout" svg:x1="6.852cm" svg:y1="14.318cm" svg:x2="7.878cm" svg:y2="14.318cm">
          <text:p/>
        </draw:line>
        <draw:line draw:style-name="gr9" draw:text-style-name="P1" draw:layer="layout" svg:x1="7.903cm" svg:y1="17.386cm" svg:x2="8.929cm" svg:y2="17.386cm">
          <text:p/>
        </draw:line>
        <draw:line draw:style-name="gr10" draw:text-style-name="P5" draw:layer="layout" svg:x1="8.872cm" svg:y1="18.435cm" svg:x2="9.898cm" svg:y2="18.435cm">
          <text:p/>
        </draw:line>
        <draw:line draw:style-name="gr9" draw:text-style-name="P1" draw:layer="layout" svg:x1="9.922cm" svg:y1="17.386cm" svg:x2="10.948cm" svg:y2="17.386cm">
          <text:p/>
        </draw:line>
        <draw:line draw:style-name="gr10" draw:text-style-name="P5" draw:layer="layout" svg:x1="10.973cm" svg:y1="18.435cm" svg:x2="11.999cm" svg:y2="18.435cm">
          <text:p/>
        </draw:line>
        <draw:line draw:style-name="gr9" draw:text-style-name="P1" draw:layer="layout" svg:x1="11.942cm" svg:y1="17.386cm" svg:x2="12.968cm" svg:y2="17.386cm">
          <text:p/>
        </draw:line>
        <draw:line draw:style-name="gr9" draw:text-style-name="P1" draw:layer="layout" svg:x1="12.992cm" svg:y1="15.368cm" svg:x2="14.018cm" svg:y2="15.368cm">
          <text:p/>
        </draw:line>
        <draw:line draw:style-name="gr9" draw:text-style-name="P1" draw:layer="layout" svg:x1="14.043cm" svg:y1="14.318cm" svg:x2="15.069cm" svg:y2="14.318cm">
          <text:p/>
        </draw:line>
        <draw:line draw:style-name="gr9" draw:text-style-name="P1" draw:layer="layout" svg:x1="15.093cm" svg:y1="15.368cm" svg:x2="16.119cm" svg:y2="15.368cm">
          <text:p/>
        </draw:line>
        <draw:line draw:style-name="gr2" draw:text-style-name="P1" draw:layer="layout" svg:x1="16.143cm" svg:y1="13.389cm" svg:x2="16.111cm" svg:y2="18.515cm">
          <text:p/>
        </draw:line>
        <draw:line draw:style-name="gr2" draw:text-style-name="P1" draw:layer="layout" svg:x1="17.112cm" svg:y1="13.389cm" svg:x2="17.136cm" svg:y2="18.515cm">
          <text:p/>
        </draw:line>
        <draw:line draw:style-name="gr2" draw:text-style-name="P1" draw:layer="layout" svg:x1="18.162cm" svg:y1="13.389cm" svg:x2="18.162cm" svg:y2="18.515cm">
          <text:p/>
        </draw:line>
        <draw:line draw:style-name="gr10" draw:text-style-name="P5" draw:layer="layout" svg:x1="16.093cm" svg:y1="18.368cm" svg:x2="17.119cm" svg:y2="18.368cm">
          <text:p/>
        </draw:line>
        <draw:line draw:style-name="gr9" draw:text-style-name="P1" draw:layer="layout" svg:x1="17.093cm" svg:y1="17.368cm" svg:x2="18.119cm" svg:y2="17.368cm">
          <text:p/>
        </draw:line>
        <draw:line draw:style-name="gr10" draw:text-style-name="P5" draw:layer="layout" svg:x1="18.193cm" svg:y1="18.368cm" svg:x2="19.415cm" svg:y2="18.368cm">
          <text:p/>
        </draw:line>
        <draw:line draw:style-name="gr2" draw:text-style-name="P1" draw:layer="layout" svg:x1="9.737cm" svg:y1="14.182cm" svg:x2="10.055cm" svg:y2="14.5cm">
          <text:p/>
        </draw:line>
        <draw:line draw:style-name="gr2" draw:text-style-name="P1" draw:layer="layout" svg:x1="9.737cm" svg:y1="14.5cm" svg:x2="10.055cm" svg:y2="14.182cm">
          <text:p/>
        </draw:line>
        <draw:frame draw:style-name="gr11" draw:text-style-name="P7" draw:layer="layout" svg:width="0.635cm" svg:height="0.962cm" svg:x="3.357cm" svg:y="18.58cm">
          <draw:text-box>
            <text:p text:style-name="P6"><text:span text:style-name="T2">0</text:span></text:p>
          </draw:text-box>
        </draw:frame>
        <draw:frame draw:style-name="gr12" draw:text-style-name="P7" draw:layer="layout" svg:width="1.504cm" svg:height="1.427cm" svg:x="4.358cm" svg:y="18.58cm">
          <draw:text-box>
            <text:p text:style-name="P6"><text:span text:style-name="T2">10</text:span></text:p>
          </draw:text-box>
        </draw:frame>
        <draw:frame draw:style-name="gr12" draw:text-style-name="P7" draw:layer="layout" svg:width="1.504cm" svg:height="1.427cm" svg:x="5.358cm" svg:y="18.581cm">
          <draw:text-box>
            <text:p text:style-name="P6"><text:span text:style-name="T2">20</text:span></text:p>
          </draw:text-box>
        </draw:frame>
        <draw:frame draw:style-name="gr12" draw:text-style-name="P7" draw:layer="layout" svg:width="1.504cm" svg:height="1.427cm" svg:x="6.358cm" svg:y="18.581cm">
          <draw:text-box>
            <text:p text:style-name="P6"><text:span text:style-name="T2">30</text:span></text:p>
          </draw:text-box>
        </draw:frame>
        <draw:frame draw:style-name="gr12" draw:text-style-name="P7" draw:layer="layout" svg:width="1.504cm" svg:height="1.427cm" svg:x="7.358cm" svg:y="18.582cm">
          <draw:text-box>
            <text:p text:style-name="P6"><text:span text:style-name="T2">40</text:span></text:p>
          </draw:text-box>
        </draw:frame>
        <draw:frame draw:style-name="gr12" draw:text-style-name="P7" draw:layer="layout" svg:width="1.504cm" svg:height="1.427cm" svg:x="8.358cm" svg:y="18.582cm">
          <draw:text-box>
            <text:p text:style-name="P6"><text:span text:style-name="T2">50</text:span></text:p>
          </draw:text-box>
        </draw:frame>
        <draw:frame draw:style-name="gr12" draw:text-style-name="P7" draw:layer="layout" svg:width="1.504cm" svg:height="1.427cm" svg:x="9.458cm" svg:y="18.582cm">
          <draw:text-box>
            <text:p text:style-name="P6"><text:span text:style-name="T2">60</text:span></text:p>
          </draw:text-box>
        </draw:frame>
        <draw:frame draw:style-name="gr12" draw:text-style-name="P7" draw:layer="layout" svg:width="1.504cm" svg:height="1.427cm" svg:x="10.458cm" svg:y="18.583cm">
          <draw:text-box>
            <text:p text:style-name="P6"><text:span text:style-name="T2">70</text:span></text:p>
          </draw:text-box>
        </draw:frame>
        <draw:frame draw:style-name="gr12" draw:text-style-name="P7" draw:layer="layout" svg:width="1.504cm" svg:height="1.427cm" svg:x="11.558cm" svg:y="18.584cm">
          <draw:text-box>
            <text:p text:style-name="P6"><text:span text:style-name="T2">80</text:span></text:p>
          </draw:text-box>
        </draw:frame>
        <draw:frame draw:style-name="gr12" draw:text-style-name="P7" draw:layer="layout" svg:width="1.504cm" svg:height="1.427cm" svg:x="12.558cm" svg:y="18.585cm">
          <draw:text-box>
            <text:p text:style-name="P6"><text:span text:style-name="T2">90</text:span></text:p>
          </draw:text-box>
        </draw:frame>
        <draw:frame draw:style-name="gr12" draw:text-style-name="P7" draw:layer="layout" svg:width="1.504cm" svg:height="1.427cm" svg:x="13.458cm" svg:y="18.586cm">
          <draw:text-box>
            <text:p text:style-name="P6"><text:span text:style-name="T2">100</text:span></text:p>
          </draw:text-box>
        </draw:frame>
        <draw:frame draw:style-name="gr12" draw:text-style-name="P7" draw:layer="layout" svg:width="1.504cm" svg:height="1.427cm" svg:x="14.558cm" svg:y="18.587cm">
          <draw:text-box>
            <text:p text:style-name="P6"><text:span text:style-name="T2">110</text:span></text:p>
          </draw:text-box>
        </draw:frame>
        <draw:frame draw:style-name="gr12" draw:text-style-name="P7" draw:layer="layout" svg:width="1.504cm" svg:height="1.427cm" svg:x="15.558cm" svg:y="18.587cm">
          <draw:text-box>
            <text:p text:style-name="P6"><text:span text:style-name="T2">120</text:span></text:p>
          </draw:text-box>
        </draw:frame>
        <draw:frame draw:style-name="gr12" draw:text-style-name="P7" draw:layer="layout" svg:width="1.504cm" svg:height="1.427cm" svg:x="16.558cm" svg:y="18.588cm">
          <draw:text-box>
            <text:p text:style-name="P6"><text:span text:style-name="T2">130</text:span></text:p>
          </draw:text-box>
        </draw:frame>
        <draw:frame draw:style-name="gr12" draw:text-style-name="P7" draw:layer="layout" svg:width="1.504cm" svg:height="1.427cm" svg:x="17.558cm" svg:y="18.589cm">
          <draw:text-box>
            <text:p text:style-name="P6"><text:span text:style-name="T2">140</text:span></text:p>
          </draw:text-box>
        </draw:frame>
        <draw:frame draw:style-name="gr12" draw:text-style-name="P8" draw:layer="layout" svg:width="1.504cm" svg:height="1.427cm" svg:x="18.858cm" svg:y="18.59cm">
          <draw:text-box>
            <text:p text:style-name="P6"><text:span text:style-name="T2">150</text:span></text:p>
          </draw:text-box>
        </draw:frame>
        <draw:line draw:style-name="gr2" draw:text-style-name="P1" draw:layer="layout" svg:x1="9.737cm" svg:y1="15.282cm" svg:x2="10.055cm" svg:y2="15.6cm">
          <text:p/>
        </draw:line>
        <draw:line draw:style-name="gr2" draw:text-style-name="P1" draw:layer="layout" svg:x1="9.737cm" svg:y1="15.6cm" svg:x2="10.055cm" svg:y2="15.282cm">
          <text:p/>
        </draw:line>
        <draw:line draw:style-name="gr2" draw:text-style-name="P1" draw:layer="layout" svg:x1="15.937cm" svg:y1="17.282cm" svg:x2="16.255cm" svg:y2="17.6cm">
          <text:p/>
        </draw:line>
        <draw:line draw:style-name="gr2" draw:text-style-name="P1" draw:layer="layout" svg:x1="15.937cm" svg:y1="17.6cm" svg:x2="16.255cm" svg:y2="17.282cm">
          <text:p/>
        </draw:line>
        <draw:line draw:style-name="gr2" draw:text-style-name="P1" draw:layer="layout" svg:x1="15.937cm" svg:y1="18.282cm" svg:x2="16.255cm" svg:y2="18.6cm">
          <text:p/>
        </draw:line>
        <draw:line draw:style-name="gr2" draw:text-style-name="P1" draw:layer="layout" svg:x1="15.937cm" svg:y1="18.6cm" svg:x2="16.255cm" svg:y2="18.28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9T13:09:21.049630197</meta:creation-date>
    <dc:date>2021-11-29T13:34:43.849253704</dc:date>
    <meta:editing-duration>PT3M</meta:editing-duration>
    <meta:editing-cycles>1</meta:editing-cycles>
    <meta:document-statistic meta:object-count="73"/>
    <meta:generator>LibreOffice/7.1.4.2$Linux_X86_64 LibreOffice_project/a529a4fab45b75fefc5b6226684193eb000654f6</meta:generator>
  </office:meta>
</office:document-meta>
</file>